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Oral Roberts (10-10, 7-1 SL)</text:p>
          </table:table-cell>
          <table:table-cell office:value-type="string">
            <text:p>25</text:p>
          </table:table-cell>
          <table:table-cell office:value-type="string">
            <text:p>21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Purdue Fort Wayne (11-13, 3-5 SL)</text:p>
          </table:table-cell>
          <table:table-cell office:value-type="string">
            <text:p>11</text:p>
          </table:table-cell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24</text:p>
          </table:table-cell>
          <table:table-cell office:value-type="string">
            <text:p>.54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9</text:p>
          </table:table-cell>
          <table:table-cell office:value-type="string">
            <text:p>51</text:p>
          </table:table-cell>
          <table:table-cell office:value-type="string">
            <text:p>.059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5</text:p>
          </table:table-cell>
          <table:table-cell office:value-type="string">
            <text:p>45</text:p>
          </table:table-cell>
          <table:table-cell office:value-type="string">
            <text:p>.244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33</text:p>
          </table:table-cell>
          <table:table-cell office:value-type="string">
            <text:p>.394</text:p>
          </table:table-cell>
        </table:table-row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27</text:p>
          </table:table-cell>
          <table:table-cell office:value-type="string">
            <text:p>.03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5</text:p>
          </table:table-cell>
          <table:table-cell office:value-type="string">
            <text:p>48</text:p>
          </table:table-cell>
          <table:table-cell office:value-type="string">
            <text:p>.167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7</text:p>
          </table:table-cell>
          <table:table-cell office:value-type="string">
            <text:p>47</text:p>
          </table:table-cell>
          <table:table-cell office:value-type="string">
            <text:p>.149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38</text:p>
          </table:table-cell>
          <table:table-cell office:value-type="string">
            <text:p>.184</text:p>
          </table:table-cell>
        </table:table-row>
      </table:table>
      <table:table table:name="Sheet 2"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Tori Ro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Shelby Cox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.1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Lucija Bojanjac 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Laura Milos </text:p>
          </table:table-cell>
          <table:table-cell office:value-type="string">
            <text:p>4</text:p>
          </table:table-cell>
          <table:table-cell office:value-type="string">
            <text:p>28</text:p>
          </table:table-cell>
          <table:table-cell office:value-type="string">
            <text:p>6</text:p>
          </table:table-cell>
          <table:table-cell office:value-type="string">
            <text:p>58</text:p>
          </table:table-cell>
          <table:table-cell office:value-type="string">
            <text:p>.379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2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Morgan Blomquist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.28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Bria Bergma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6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Bri Greenlee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21</text:p>
          </table:table-cell>
          <table:table-cell office:value-type="string">
            <text:p>.23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Megan Doran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.08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CeCe Madison 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28</text:p>
          </table:table-cell>
          <table:table-cell office:value-type="string">
            <text:p>.17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7</text:p>
          </table:table-cell>
          <table:table-cell office:value-type="string">
            <text:p>17</text:p>
          </table:table-cell>
          <table:table-cell office:value-type="string">
            <text:p>153</text:p>
          </table:table-cell>
          <table:table-cell office:value-type="string">
            <text:p>.261</text:p>
          </table:table-cell>
          <table:table-cell office:value-type="string">
            <text:p>55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76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2.0</text:p>
          </table:table-cell>
        </table:table-row>
      </table:table>
      <table:table table:name="Sheet 3"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adison Jaqua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25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Julia Wayer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Elizabeth Britner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Victoria Mills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Natalie Seiler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-.06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izabeth Fuerst 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25</text:p>
          </table:table-cell>
          <table:table-cell office:value-type="string">
            <text:p>.16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atie Crowe 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36</text:p>
          </table:table-cell>
          <table:table-cell office:value-type="string">
            <text:p>.16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auren Hoffman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25</text:p>
          </table:table-cell>
          <table:table-cell office:value-type="string">
            <text:p>.1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Nicole Rightnowar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35</text:p>
          </table:table-cell>
          <table:table-cell office:value-type="string">
            <text:p>.08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Sydney Boerst 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22</text:p>
          </table:table-cell>
          <table:table-cell office:value-type="string">
            <text:p>.40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7</text:p>
          </table:table-cell>
          <table:table-cell office:value-type="string">
            <text:p>24</text:p>
          </table:table-cell>
          <table:table-cell office:value-type="string">
            <text:p>160</text:p>
          </table:table-cell>
          <table:table-cell office:value-type="string">
            <text:p>.144</text:p>
          </table:table-cell>
          <table:table-cell office:value-type="string">
            <text:p>47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69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58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